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10000031FAA310A7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S Gothic" svg:font-family="'MS Gothic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Header_20_left">
      <style:text-properties fo:color="#729fcf" loext:opacity="100%" officeooo:rsid="001920b1" officeooo:paragraph-rsid="001920b1"/>
    </style:style>
    <style:style style:name="P2" style:family="paragraph" style:parent-style-name="Header_20_left">
      <style:text-properties fo:color="#729fcf" loext:opacity="100%" officeooo:rsid="001920b1" officeooo:paragraph-rsid="001f3057"/>
    </style:style>
    <style:style style:name="P3" style:family="paragraph" style:parent-style-name="Header_20_left">
      <style:text-properties officeooo:paragraph-rsid="001f3057"/>
    </style:style>
    <style:style style:name="P4" style:family="paragraph" style:parent-style-name="Horizontal_20_Line">
      <style:text-properties officeooo:paragraph-rsid="001f3057"/>
    </style:style>
    <style:style style:name="P5" style:family="paragraph" style:parent-style-name="Horizontal_20_Line">
      <style:text-properties fo:color="#729fcf" loext:opacity="100%" officeooo:paragraph-rsid="001f3057" fo:background-color="transparent"/>
    </style:style>
    <style:style style:name="P6" style:family="paragraph" style:parent-style-name="Standard">
      <style:paragraph-properties fo:text-align="end" style:justify-single-word="false"/>
      <style:text-properties officeooo:rsid="001920b1" officeooo:paragraph-rsid="001920b1"/>
    </style:style>
    <style:style style:name="P7" style:family="paragraph" style:parent-style-name="Standard">
      <style:paragraph-properties fo:text-align="end" style:justify-single-word="false"/>
      <style:text-properties officeooo:rsid="001920b1" officeooo:paragraph-rsid="001f3057"/>
    </style:style>
    <style:style style:name="P8" style:family="paragraph" style:parent-style-name="Standard">
      <style:paragraph-properties fo:text-align="end" style:justify-single-word="false"/>
      <style:text-properties officeooo:rsid="001920b1" officeooo:paragraph-rsid="00203e8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bold" style:text-underline-color="font-color" fo:font-weight="bold" officeooo:rsid="001920b1" officeooo:paragraph-rsid="001920b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bold" style:text-underline-color="font-color" fo:font-weight="bold" officeooo:rsid="001920b1" officeooo:paragraph-rsid="001f305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solid" style:text-underline-width="bold" style:text-underline-color="font-color" fo:font-weight="bold" officeooo:rsid="001920b1" officeooo:paragraph-rsid="00203e8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1b1883"/>
    </style:style>
    <style:style style:name="P13" style:family="paragraph" style:parent-style-name="Standard">
      <style:paragraph-properties fo:text-align="justify" style:justify-single-word="false"/>
      <style:text-properties officeooo:paragraph-rsid="001f3057"/>
    </style:style>
    <style:style style:name="P14" style:family="paragraph" style:parent-style-name="Standard">
      <style:paragraph-properties fo:text-align="justify" style:justify-single-word="false"/>
      <style:text-properties officeooo:paragraph-rsid="00203e8d"/>
    </style:style>
    <style:style style:name="P15" style:family="paragraph" style:parent-style-name="Standard">
      <style:paragraph-properties fo:text-align="justify" style:justify-single-word="false"/>
      <style:text-properties officeooo:paragraph-rsid="00206866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920b1" officeooo:paragraph-rsid="001920b1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920b1" officeooo:paragraph-rsid="001f3057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920b1" officeooo:paragraph-rsid="00203e8d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rsid="001c9c37" officeooo:paragraph-rsid="001c9c37"/>
    </style:style>
    <style:style style:name="P20" style:family="paragraph" style:parent-style-name="Standard">
      <style:paragraph-properties fo:text-align="end" style:justify-single-word="false"/>
      <style:text-properties officeooo:rsid="001c9c37" officeooo:paragraph-rsid="001f3057"/>
    </style:style>
    <style:style style:name="P21" style:family="paragraph" style:parent-style-name="Standard">
      <style:paragraph-properties fo:text-align="end" style:justify-single-word="false"/>
      <style:text-properties officeooo:rsid="001c9c37" officeooo:paragraph-rsid="00203e8d"/>
    </style:style>
    <style:style style:name="P22" style:family="paragraph" style:parent-style-name="Text_20_body">
      <style:paragraph-properties fo:text-align="justify" style:justify-single-word="false"/>
      <style:text-properties officeooo:paragraph-rsid="001f3057"/>
    </style:style>
    <style:style style:name="P23" style:family="paragraph" style:parent-style-name="Text_20_body">
      <style:paragraph-properties fo:text-align="justify" style:justify-single-word="false"/>
      <style:text-properties officeooo:paragraph-rsid="00203e8d"/>
    </style:style>
    <style:style style:name="P24" style:family="paragraph" style:parent-style-name="Text_20_body">
      <style:paragraph-properties fo:text-align="justify" style:justify-single-word="false"/>
      <style:text-properties officeooo:paragraph-rsid="00206866"/>
    </style:style>
    <style:style style:name="P25" style:family="paragraph" style:parent-style-name="Text_20_body">
      <style:text-properties officeooo:paragraph-rsid="001f3057"/>
    </style:style>
    <style:style style:name="P26" style:family="paragraph" style:parent-style-name="Text_20_body">
      <style:text-properties officeooo:paragraph-rsid="00203e8d"/>
    </style:style>
    <style:style style:name="P27" style:family="paragraph"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normal" officeooo:rsid="001b1883" style:font-weight-asian="normal" style:font-weight-complex="normal"/>
    </style:style>
    <style:style style:name="T4" style:family="text">
      <style:text-properties fo:font-size="12pt" style:text-underline-style="none" fo:font-weight="normal" officeooo:rsid="001c17d9" style:font-weight-asian="normal" style:font-weight-complex="normal"/>
    </style:style>
    <style:style style:name="T5" style:family="text">
      <style:text-properties fo:font-size="12pt" style:text-underline-style="none" fo:font-weight="normal" officeooo:rsid="00203e8d" style:font-weight-asian="normal" style:font-weight-complex="normal"/>
    </style:style>
    <style:style style:name="T6" style:family="text">
      <style:text-properties fo:font-size="12pt" style:text-underline-style="none" fo:font-weight="normal" officeooo:rsid="00206866" style:font-weight-asian="normal" style:font-weight-complex="normal"/>
    </style:style>
    <style:style style:name="T7" style:family="text">
      <style:text-properties fo:font-size="12pt" style:text-underline-style="none" fo:font-weight="normal" officeooo:rsid="00209930" style:font-weight-asian="normal" style:font-weight-complex="normal"/>
    </style:style>
    <style:style style:name="T8" style:family="text">
      <style:text-properties fo:font-size="12pt" style:text-underline-style="none" fo:font-weight="bold" officeooo:rsid="001b1883" style:font-weight-asian="bold" style:font-weight-complex="bold"/>
    </style:style>
    <style:style style:name="T9" style:family="text">
      <style:text-properties fo:font-size="12pt" style:text-underline-style="none" fo:font-weight="bold" officeooo:rsid="00203e8d" style:font-weight-asian="bold" style:font-weight-complex="bold"/>
    </style:style>
    <style:style style:name="T10" style:family="text">
      <style:text-properties fo:font-size="12pt" style:text-underline-style="none" fo:font-weight="bold" officeooo:rsid="001c17d9" style:font-weight-asian="bold" style:font-weight-complex="bold"/>
    </style:style>
    <style:style style:name="T11" style:family="text">
      <style:text-properties fo:font-size="12pt" style:text-underline-style="none" fo:font-weight="bold" officeooo:rsid="00206866" style:font-weight-asian="bold" style:font-weight-complex="bold"/>
    </style:style>
    <style:style style:name="T12" style:family="text">
      <style:text-properties fo:font-size="12pt" style:text-underline-style="none" fo:font-weight="bold" officeooo:rsid="00209930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background-color="#729fcf" loext:char-shading-value="0"/>
    </style:style>
    <style:style style:name="T15" style:family="text">
      <style:text-properties style:text-underline-style="none" fo:background-color="#729fcf" loext:char-shading-value="0"/>
    </style:style>
    <style:style style:name="T16" style:family="text">
      <style:text-properties style:text-underline-style="none" fo:background-color="transparent" loext:char-shading-value="0"/>
    </style:style>
    <style:style style:name="T1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18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902in, 5.9283in, 3.389in, 6.108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2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4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6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7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8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9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10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11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12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13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gr14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e: 10/06/2024</text:p>
      <text:p text:style-name="P6"/>
      <text:p text:style-name="P6"/>
      <text:p text:style-name="P6"/>
      <text:p text:style-name="P6"/>
      <text:p text:style-name="P9">TO WHOM IT MAY CONCERN</text:p>
      <text:p text:style-name="P16"/>
      <text:p text:style-name="P14"><text:span text:style-name="T3"><text:tab/>This is to certify that Ms. </text:span><text:span text:style-name="T8">N.Akilandeswari</text:span><text:span text:style-name="T3"> (Reg. No:23134066513922002) pursuing Master degree at </text:span><text:span text:style-name="T8">Darmapuram Adhinam Arts College, Mayiladuthurai </text:span><text:span text:style-name="T3">has successfully completed her first year internship program under the topic of </text:span><text:span text:style-name="T8">THEORETICAL PHYSICS </text:span><text:span text:style-name="T3">from 27/05/2024 to 07/06/2024 under the guidance of our </text:span><text:span text:style-name="T4">management. <text:s/></text:span></text:p>
      <text:p text:style-name="P12"><text:span text:style-name="T4"/></text:p>
      <text:p text:style-name="P23"><text:span text:style-name="T4">During this period, Ms. </text:span><text:span text:style-name="T3">N.Akilandeswari </text:span><text:span text:style-name="T4">demonstrated a strong understanding of the subject matter and displayed excellent research skills and dedication. Her contributions during the internship were commendable, and she has shown a high level of competence and enthusiasm for the field of Optical Physics.</text:span></text:p>
      <text:p text:style-name="Text_20_body">We wish her all the best in her future academic and professional endeavors.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/>
      <text:p text:style-name="P12"/>
      <text:p text:style-name="P19"><text:span text:style-name="T4">A</text:span><text:span text:style-name="T2">uthorized Signature</text:span></text:p>
      <text:p text:style-name="P7"><text:soft-page-break/>Date: 10/06/2024</text:p>
      <text:p text:style-name="P7"/>
      <text:p text:style-name="P7"/>
      <text:p text:style-name="P7"/>
      <text:p text:style-name="P7"/>
      <text:p text:style-name="P10">TO WHOM IT MAY CONCERN</text:p>
      <text:p text:style-name="P17"/>
      <text:p text:style-name="P13"><text:span text:style-name="T3"><text:tab/>This is to certify that Ms. </text:span><text:span text:style-name="T1">M.Srimathi</text:span><text:span text:style-name="T3"> <text:s/>(Reg. No:23134066513922008) pursuing Master degree at </text:span><text:span text:style-name="T8">Darmapuram Adhinam Arts College, Mayiladuthurai </text:span><text:span text:style-name="T3">has successfully completed her first year internship program under the topic of </text:span><text:span text:style-name="T8">OPTICAL PHYSICS </text:span><text:span text:style-name="T3">from 27/05/2024 to 07/06/2024 under the guidance of our </text:span><text:span text:style-name="T4">management. <text:s/></text:span></text:p>
      <text:p text:style-name="P13"><text:span text:style-name="T4"/></text:p>
      <text:p text:style-name="P22"><text:span text:style-name="T4">During this period, Ms. M.Srimathi demonstrated a strong understanding of the subject matter and displayed excellent research skills and dedication. Her contributions during the internship were commendable, and she has shown a high level of competence and enthusiasm for the field of Optical Physics.</text:span></text:p>
      <text:p text:style-name="P25">We wish her all the best in her future academic and professional endeavors.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20"><text:span text:style-name="T4">A</text:span><text:span text:style-name="T2">uthorized Signature</text:span></text:p>
      <text:p text:style-name="P8"><text:soft-page-break/>Date: 10/06/2024</text:p>
      <text:p text:style-name="P8"/>
      <text:p text:style-name="P8"/>
      <text:p text:style-name="P8"/>
      <text:p text:style-name="P8"/>
      <text:p text:style-name="P11">TO WHOM IT MAY CONCERN</text:p>
      <text:p text:style-name="P18"/>
      <text:p text:style-name="P14"><text:span text:style-name="T3"><text:tab/>This is to certify that Ms. </text:span><text:span text:style-name="T8">R. Bhuvaneshwari</text:span><text:span text:style-name="T3"> <text:s/>(Reg. No:2313406651392200</text:span><text:span text:style-name="T5">3</text:span><text:span text:style-name="T3">) pursuing Master degree at </text:span><text:span text:style-name="T8">Darmapuram Adhinam Arts College, Mayiladuthurai </text:span><text:span text:style-name="T3">has successfully completed her first year internship program under the topic of </text:span><text:span text:style-name="T9">NANO</text:span><text:span text:style-name="T8"> PHYSICS </text:span><text:span text:style-name="T3">from 27/05/2024 to 07/06/2024 under the guidance of our </text:span><text:span text:style-name="T4">management. <text:s/></text:span></text:p>
      <text:p text:style-name="P14"><text:span text:style-name="T4"/></text:p>
      <text:p text:style-name="P23"><text:span text:style-name="T4">During this period, Ms. </text:span><text:span text:style-name="T3">R. Bhuvaneshwari</text:span><text:span text:style-name="T4"> demonstrated a strong understanding of the subject matter and displayed excellent research skills and dedication. Her contributions during the internship were commendable, and she has shown a high level of competence and enthusiasm for the field of Optical Physics.</text:span></text:p>
      <text:p text:style-name="P26">We wish her all the best in her future academic and professional endeavors.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1"><text:span text:style-name="T4">A</text:span><text:span text:style-name="T2">uthorized Signature</text:span></text:p>
      <text:p text:style-name="P8"><text:soft-page-break/>Date: 10/06/2024</text:p>
      <text:p text:style-name="P8"/>
      <text:p text:style-name="P8"/>
      <text:p text:style-name="P8"/>
      <text:p text:style-name="P8"/>
      <text:p text:style-name="P11">TO WHOM IT MAY CONCERN</text:p>
      <text:p text:style-name="P18"/>
      <text:p text:style-name="P14"><text:span text:style-name="T3"><text:tab/>This is to certify that Ms. </text:span><text:span text:style-name="T8">T.Vidhya</text:span><text:span text:style-name="T3"> <text:s/>(Reg. No:2313406651392200</text:span><text:span text:style-name="T5">9</text:span><text:span text:style-name="T3">) pursuing Master degree at </text:span><text:span text:style-name="T8">Darmapuram Adhinam Arts College, Mayiladuthurai </text:span><text:span text:style-name="T3">has successfully completed her first year internship program under the topic of </text:span><text:span text:style-name="T9">THERMAL</text:span><text:span text:style-name="T8"> PHYSICS </text:span><text:span text:style-name="T3">from 27/05/2024 to 07/06/2024 under the guidance of our </text:span><text:span text:style-name="T4">management. <text:s/></text:span></text:p>
      <text:p text:style-name="P14"><text:span text:style-name="T4"/></text:p>
      <text:p text:style-name="P23"><text:span text:style-name="T4">During this period, Ms. </text:span><text:span text:style-name="T3">T.Vidhya</text:span><text:span text:style-name="T4"> demonstrated a strong understanding of the subject matter and displayed excellent research skills and dedication. Her contributions during the internship were commendable, and she has shown a high level of competence and enthusiasm for the field of Optical Physics.</text:span></text:p>
      <text:p text:style-name="P26">We wish her all the best in her future academic and professional endeavors.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1"><text:span text:style-name="T4">A</text:span><text:span text:style-name="T2">uthorized Signature</text:span></text:p>
      <text:p text:style-name="P8"><text:soft-page-break/>Date: 10/06/2024</text:p>
      <text:p text:style-name="P8"/>
      <text:p text:style-name="P8"/>
      <text:p text:style-name="P8"/>
      <text:p text:style-name="P8"/>
      <text:p text:style-name="P11">TO WHOM IT MAY CONCERN</text:p>
      <text:p text:style-name="P18"/>
      <text:p text:style-name="P14"><text:span text:style-name="T3"><text:tab/>This is to certify that Ms. </text:span><text:span text:style-name="T8">P. Dhivya</text:span><text:span text:style-name="T3"> <text:s/>(Reg. No:2313406651392200</text:span><text:span text:style-name="T5">4</text:span><text:span text:style-name="T3">) pursuing Master degree at </text:span><text:span text:style-name="T8">Darmapuram Adhinam Arts College, Mayiladuthurai </text:span><text:span text:style-name="T3">has successfully completed her first year internship program under the topic of </text:span><text:span text:style-name="T9">ELECTRONICS AND IT’S PRINCIPLE</text:span><text:span text:style-name="T8"> </text:span><text:span text:style-name="T3">from 27/05/2024 to 07/06/2024 under the guidance of our </text:span><text:span text:style-name="T4">management. <text:s/></text:span></text:p>
      <text:p text:style-name="P14"><text:span text:style-name="T4"/></text:p>
      <text:p text:style-name="P23"><text:span text:style-name="T4">During this period, Ms. </text:span><text:span text:style-name="T3">P. Dhivya</text:span><text:span text:style-name="T4"> demonstrated a strong understanding of the subject matter and displayed excellent research skills and dedication. Her contributions during the internship were commendable, and she has shown a high level of competence and enthusiasm for the field of Optical Physics.</text:span></text:p>
      <text:p text:style-name="P26">We wish her all the best in her future academic and professional endeavors.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1"><text:span text:style-name="T4">A</text:span><text:span text:style-name="T2">uthorized Signature</text:span></text:p>
      <text:p text:style-name="P8"><text:soft-page-break/>Date: 10/06/2024</text:p>
      <text:p text:style-name="P8"/>
      <text:p text:style-name="P8"/>
      <text:p text:style-name="P8"/>
      <text:p text:style-name="P8"/>
      <text:p text:style-name="P11">TO WHOM IT MAY CONCERN</text:p>
      <text:p text:style-name="P18"/>
      <text:p text:style-name="P14"><text:span text:style-name="T3"><text:tab/>This is to certify that Ms. </text:span><text:span text:style-name="T8">S.Sivasakthi</text:span><text:span text:style-name="T3"> <text:s/>(Reg. No:2313406651392200</text:span><text:span text:style-name="T5">7</text:span><text:span text:style-name="T3">) pursuing Master degree at </text:span><text:span text:style-name="T8">Darmapuram Adhinam Arts College, Mayiladuthurai </text:span><text:span text:style-name="T3">has successfully completed her first year internship program under the topic of </text:span><text:span text:style-name="T9">ACOUSTICS</text:span><text:span text:style-name="T8"> </text:span><text:span text:style-name="T3">from 27/05/2024 to 07/06/2024 under the guidance of our </text:span><text:span text:style-name="T4">management. <text:s/></text:span></text:p>
      <text:p text:style-name="P14"><text:span text:style-name="T4"/></text:p>
      <text:p text:style-name="P23"><text:span text:style-name="T4">During this period, Ms. </text:span><text:span text:style-name="T3">S.Sivasakthi</text:span><text:span text:style-name="T4"> demonstrated a strong understanding of the subject matter and displayed excellent research skills and dedication. Her contributions during the internship were commendable, and she has shown a high level of competence and enthusiasm for the field of Optical Physics.</text:span></text:p>
      <text:p text:style-name="P26">We wish her all the best in her future academic and professional endeavors.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1"><text:span text:style-name="T4">A</text:span><text:span text:style-name="T2">uthorized Signature</text:span></text:p>
      <text:p text:style-name="P8"><text:soft-page-break/>Date: 10/06/2024</text:p>
      <text:p text:style-name="P8"/>
      <text:p text:style-name="P8"/>
      <text:p text:style-name="P8"/>
      <text:p text:style-name="P8"/>
      <text:p text:style-name="P11">TO WHOM IT MAY CONCERN</text:p>
      <text:p text:style-name="P18"/>
      <text:p text:style-name="P15"><text:span text:style-name="T3"><text:tab/>This is to certify that Ms. </text:span><text:span text:style-name="T8">Lavanya R</text:span><text:span text:style-name="T3"> <text:s/>(Reg. No:2313406651392200</text:span><text:span text:style-name="T6">5</text:span><text:span text:style-name="T3">) pursuing Master degree at </text:span><text:span text:style-name="T8">Darmapuram Adhinam Arts College, Mayiladuthurai </text:span><text:span text:style-name="T3">has successfully completed her first year internship program under the topic of </text:span><text:span text:style-name="T11">MEDICAL</text:span><text:span text:style-name="T8"> PHYSICS </text:span><text:span text:style-name="T3">from 27/05/2024 to 07/06/2024 under the guidance of our </text:span><text:span text:style-name="T4">management. <text:s/></text:span></text:p>
      <text:p text:style-name="P14"><text:span text:style-name="T4"/></text:p>
      <text:p text:style-name="P24"><text:span text:style-name="T4">During this period, Ms. Lavanya R demonstrated a strong understanding of the subject matter and displayed excellent research skills and dedication. Her contributions during the internship were commendable, and she has shown a high level of competence and enthusiasm for the field of Optical Physics.</text:span></text:p>
      <text:p text:style-name="P26">We wish her all the best in her future academic and professional endeavors.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1"><text:span text:style-name="T4">A</text:span><text:span text:style-name="T2">uthorized Signature</text:span></text:p>
      <text:p text:style-name="P8"><text:soft-page-break/>Date: 10/06/2024</text:p>
      <text:p text:style-name="P8"/>
      <text:p text:style-name="P8"/>
      <text:p text:style-name="P8"/>
      <text:p text:style-name="P8"/>
      <text:p text:style-name="P11">TO WHOM IT MAY CONCERN</text:p>
      <text:p text:style-name="P18"/>
      <text:p text:style-name="P15"><text:span text:style-name="T3"><text:tab/>This is to certify that Ms. </text:span><text:span text:style-name="T8">R.Aarthy</text:span><text:span text:style-name="T3"> (Reg. No:2313406651392200</text:span><text:span text:style-name="T6">1</text:span><text:span text:style-name="T3">) pursuing Master degree at </text:span><text:span text:style-name="T8">Darmapuram Adhinam Arts College, Mayiladuthurai </text:span><text:span text:style-name="T3">has successfully completed her first year internship program under the topic of </text:span><text:span text:style-name="T9">NANO</text:span><text:span text:style-name="T8"> PHYSICS </text:span><text:span text:style-name="T3">from 27/05/2024 to 07/06/2024 under the guidance of our </text:span><text:span text:style-name="T4">management. <text:s/></text:span></text:p>
      <text:p text:style-name="P14"><text:span text:style-name="T4"/></text:p>
      <text:p text:style-name="P24"><text:span text:style-name="T4">During this period, Ms. R.Aarthy demonstrated a strong understanding of the subject matter and displayed excellent research skills and dedication. Her contributions during the internship were commendable, and she has shown a high level of competence and enthusiasm for the field of Optical Physics.</text:span></text:p>
      <text:p text:style-name="P26">We wish her all the best in her future academic and professional endeavors.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1"><text:span text:style-name="T4">A</text:span><text:span text:style-name="T2">uthorized Signature</text:span></text:p>
      <text:p text:style-name="P8"><text:soft-page-break/>Date: 10/06/2024</text:p>
      <text:p text:style-name="P8"/>
      <text:p text:style-name="P8"/>
      <text:p text:style-name="P8"/>
      <text:p text:style-name="P8"/>
      <text:p text:style-name="P11">TO WHOM IT MAY CONCERN</text:p>
      <text:p text:style-name="P18"/>
      <text:p text:style-name="P15"><text:span text:style-name="T3"><text:tab/>This is to certify that Ms. </text:span><text:span text:style-name="T8">S. Selvapriya</text:span><text:span text:style-name="T3"> <text:s/>(Reg. No:2313406651392200</text:span><text:span text:style-name="T6">6</text:span><text:span text:style-name="T3">) pursuing Master degree at </text:span><text:span text:style-name="T8">Darmapuram Adhinam Arts College, Mayiladuthurai </text:span><text:span text:style-name="T3">has successfully completed her first year internship program under the topic of </text:span><text:span text:style-name="T12">DIGITAL ELECTRONICS</text:span><text:span text:style-name="T8"> </text:span><text:span text:style-name="T3">from 27/05/2024 to 07/06/2024 under the guidance of our </text:span><text:span text:style-name="T4">management. <text:s/></text:span></text:p>
      <text:p text:style-name="P14"><text:span text:style-name="T4"/></text:p>
      <text:p text:style-name="P24"><text:span text:style-name="T4">During this period, Ms. S. Selvapriya demonstrated a strong understanding of the subject matter and displayed excellent research skills and dedication. Her contributions during the internship were commendable, and she has shown a high level of competence and enthusiasm for the field of Optical Physics.</text:span></text:p>
      <text:p text:style-name="P26">We wish her all the best in her future academic and professional endeavors.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1"><text:span text:style-name="T4">A</text:span><text:span text:style-name="T2">uthorized Signatu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S Gothic" svg:font-family="'MS Gothic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text-properties officeooo:paragraph-rsid="001f3057"/>
    </style:style>
    <style:style style:name="MP2" style:family="paragraph"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MP3" style:family="paragraph">
      <loext:graphic-properties draw:fill="solid" draw:fill-color="#729fcf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MP4" style:family="paragraph" style:parent-style-name="Header_20_left">
      <style:text-properties fo:color="#729fcf" loext:opacity="100%" officeooo:rsid="001920b1" officeooo:paragraph-rsid="001f3057"/>
    </style:style>
    <style:style style:name="MP5" style:family="paragraph" style:parent-style-name="Horizontal_20_Line">
      <style:text-properties fo:color="#729fcf" loext:opacity="100%" officeooo:paragraph-rsid="001f3057" fo:background-color="transparent"/>
    </style:style>
    <style:style style:name="M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18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style:text-underline-style="none" fo:background-color="transparen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3.0902in, 5.9283in, 3.389in, 6.1083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left" draw:textarea-vertical-align="middle" draw:auto-grow-height="false" draw:fit-to-size="false" style:shrink-to-fit="false" fo:min-height="0.2283in" fo:min-width="4.1618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none" style:wrap-contour-mode="full" style:vertical-pos="from-top" style:vertical-rel="paragraph-content" style:horizontal-pos="from-left" style:horizontal-rel="paragraph-content"/>
      <style:paragraph-properties style:writing-mode="lr-tb"/>
    </style:style>
    <style:style style:name="Mgr2" style:family="graphic">
      <style:graphic-properties draw:stroke="none" svg:stroke-width="0in" svg:stroke-color="#ffffff" draw:marker-start="" draw:marker-start-width="0.1035in" draw:marker-start-center="false" draw:marker-end="" draw:marker-end-width="0.1035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3071in" fo:min-width="4.5965in" fo:padding-top="0.0465in" fo:padding-bottom="0.0465in" fo:padding-left="0.0937in" fo:padding-right="0.0937in" fo:wrap-option="wrap" draw:shadow="visible" draw:shadow-offset-x="0in" draw:shadow-offset-y="0in" draw:shadow-color="#2a6099" draw:shadow-opacity="2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6598in" fo:margin-left="0in" fo:margin-right="0in" fo:margin-bottom="0.0598in" fo:background-color="transparent" style:dynamic-spacing="false" draw:fill="non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17" draw:name="blue 7" draw:style-name="Mgr1" draw:text-style-name="MP3" svg:width="4.3488in" svg:height="0.3213in" svg:x="1.7783in" svg:y="0.2047in"><text:p text:style-name="MP2"><text:span text:style-name="MT1">BPS EXPLORE</text:span></text:p>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1" draw:name="Image1 Copy 1 Copy 1 Copy 1" text:anchor-type="char" svg:x="0.1126in" svg:y="0.022in" svg:width="1.4154in" svg:height="1.1354in" draw:z-index="24"><draw:image xlink:href="Pictures/10000000000005010000031FAA310A7B.jpg" xlink:type="simple" xlink:show="embed" xlink:actuate="onLoad" draw:mime-type="image/jpeg"/></draw:frame><text:s text:c="203"/></text:p>
        <text:p text:style-name="MP1"><text:s/></text:p>
        <text:p text:style-name="MP1"/>
        <text:p text:style-name="MP1"><draw:custom-shape text:anchor-type="paragraph" draw:z-index="8" draw:name="blue 6" draw:style-name="Mgr2" draw:text-style-name="MP3" svg:width="4.7835in" svg:height="0.3996in" svg:x="1.7866in" svg:y="0.0654in"><text:p text:style-name="MP2"><text:span text:style-name="MT2">We </text:span><text:span text:style-name="MT2">Design </text:span><text:span text:style-name="MT2">Your </text:span><text:span text:style-name="MT2">Thoughts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1"/>
        <text:p text:style-name="MP1"/>
        <text:p text:style-name="MP4"><text:span text:style-name="MT3">Mobile</text:span>: 9488790964 <text:s text:c="69"/><text:span text:style-name="MT3">e-mail</text:span>: <text:a xlink:type="simple" xlink:href="mailto:sagaprojects23@gmail.com" text:style-name="Internet_20_link" text:visited-style-name="Visited_20_Internet_20_Link"><text:span text:style-name="MT4">sagaprojects23@gmail.com</text:span></text:a></text:p>
        <text:p text:style-name="MP5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13:21.222428516</meta:creation-date>
    <dc:date>2024-06-07T09:26:09.765974078</dc:date>
    <meta:editing-duration>PT14M30S</meta:editing-duration>
    <meta:editing-cycles>7</meta:editing-cycles>
    <meta:generator>LibreOffice/24.2.3.2$Linux_X86_64 LibreOffice_project/420$Build-2</meta:generator>
    <meta:print-date>2024-06-07T09:22:35.731583166</meta:print-date>
    <meta:printed-by>PDF files</meta:printed-by>
    <meta:document-statistic meta:table-count="0" meta:image-count="3" meta:object-count="0" meta:page-count="9" meta:paragraph-count="63" meta:word-count="993" meta:character-count="7670" meta:non-whitespace-character-count="5881"/>
  </office:meta>
</office:document-meta>
</file>